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49a49" officeooo:paragraph-rsid="00049a49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activity is one screen of the Android app’s UI.</text:p>
      <text:p text:style-name="P1">=&gt; It can also be referred to as a single focused thing that the user can do</text:p>
      <text:p text:style-name="P1">=&gt; An app may have one or more Activities</text:p>
      <text:p text:style-name="P1">=&gt; Because almost all activities interact with the user, the Activity class takes care of creating a window for you in which you can place your UI with setContentView(view)</text:p>
      <text:p text:style-name="P1">=&gt; While other programming languages invoke the main function as the entry point of the program, Android invokes the MainActivity’s <text:s/>onCreate() method as the entry point. In other word, every program must have a MainActivity as the entry 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32:01.335290097</meta:creation-date>
    <meta:generator>LibreOffice/6.2.7.1$Linux_X86_64 LibreOffice_project/20$Build-1</meta:generator>
    <dc:date>2019-10-04T14:41:24.062860325</dc:date>
    <meta:editing-duration>PT9M25S</meta:editing-duration>
    <meta:editing-cycles>1</meta:editing-cycles>
    <meta:document-statistic meta:table-count="0" meta:image-count="0" meta:object-count="0" meta:page-count="1" meta:paragraph-count="5" meta:word-count="104" meta:character-count="582" meta:non-whitespace-character-count="482"/>
  </office:meta>
</office:document-meta>
</file>